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027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1.917cm"/>
    </style:style>
    <style:style style:name="co8" style:family="table-column">
      <style:table-column-properties fo:break-before="auto" style:column-width="2.491cm"/>
    </style:style>
    <style:style style:name="co9" style:family="table-column">
      <style:table-column-properties fo:break-before="auto" style:column-width="3.341cm"/>
    </style:style>
    <style:style style:name="co10" style:family="table-column">
      <style:table-column-properties fo:break-before="auto" style:column-width="10.091cm"/>
    </style:style>
    <style:style style:name="co11" style:family="table-column">
      <style:table-column-properties fo:break-before="auto" style:column-width="3.383cm"/>
    </style:style>
    <style:style style:name="co12" style:family="table-column">
      <style:table-column-properties fo:break-before="auto" style:column-width="0.75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129cm"/>
    </style:style>
    <style:style style:name="co16" style:family="table-column">
      <style:table-column-properties fo:break-before="auto" style:column-width="2.448cm"/>
    </style:style>
    <style:style style:name="co17" style:family="table-column">
      <style:table-column-properties fo:break-before="auto" style:column-width="8.661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812cm"/>
    </style:style>
    <style:style style:name="co20" style:family="table-column">
      <style:table-column-properties fo:break-before="auto" style:column-width="9.731cm"/>
    </style:style>
    <style:style style:name="co21" style:family="table-column">
      <style:table-column-properties fo:break-before="auto" style:column-width="1.727cm"/>
    </style:style>
    <style:style style:name="co22" style:family="table-column">
      <style:table-column-properties fo:break-before="auto" style:column-width="3.298cm"/>
    </style:style>
    <style:style style:name="co23" style:family="table-column">
      <style:table-column-properties fo:break-before="auto" style:column-width="14.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dd 20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9" table:default-cell-style-name="Default"/>
        <table:table-column table:style-name="co13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Responce_Count</text:p>
          </table:table-cell>
          <table:table-cell table:style-name="Default" office:value-type="string" calcext:value-type="string">
            <text:p>Term_Start</text:p>
          </table:table-cell>
          <table:table-cell table:style-name="Default" office:value-type="string" calcext:value-type="string">
            <text:p>Term_End</text:p>
          </table:table-cell>
          <table:table-cell office:value-type="string" calcext:value-type="string">
            <text:p>Subject_Code</text:p>
          </table:table-cell>
          <table:table-cell office:value-type="string" calcext:value-type="string">
            <text:p>Subject_ShortForm</text:p>
          </table:table-cell>
          <table:table-cell office:value-type="string" calcext:value-type="string">
            <text:p>Subject_FullName</text:p>
          </table:table-cell>
          <table:table-cell office:value-type="string" calcext:value-type="string">
            <text:p>Faculty_Initial</text:p>
          </table:table-cell>
          <table:table-cell office:value-type="string" calcext:value-type="string">
            <text:p>Faculty_Nam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AMQ</text:p>
          </table:table-cell>
          <table:table-cell office:value-type="string" calcext:value-type="string">
            <text:p>Mr. A M Quersh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101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<text:s/>Fundamentals of Electrical Engineering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Mr. R P Chavda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1" calcext:value-type="float">
            <text:p>4331101</text:p>
          </table:table-cell>
          <table:table-cell office:value-type="string" calcext:value-type="string">
            <text:p>ECN</text:p>
          </table:table-cell>
          <table:table-cell office:value-type="string" calcext:value-type="string">
            <text:p><text:s/>Electronic Circuits &amp; Network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2" calcext:value-type="float">
            <text:p>4331102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<text:s/>Electronic Measurements &amp; Instruments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3" calcext:value-type="float">
            <text:p>4331103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s/>Industrial Electronics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4" calcext:value-type="float">
            <text:p>4331104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<text:s/>Principle of Electronic Communication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31105" calcext:value-type="float">
            <text:p>43311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<text:s/>Programming In C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TDM</text:p>
          </table:table-cell>
          <table:table-cell office:value-type="string" calcext:value-type="string">
            <text:p>Mr. T D Mod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1" calcext:value-type="float">
            <text:p>4351101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<text:s/>Internet of Thing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2" calcext:value-type="float">
            <text:p>435110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s/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3" calcext:value-type="float">
            <text:p>4351103</text:p>
          </table:table-cell>
          <table:table-cell office:value-type="string" calcext:value-type="string">
            <text:p>MWR</text:p>
          </table:table-cell>
          <table:table-cell office:value-type="string" calcext:value-type="string">
            <text:p><text:s/>Microwave and Radar Commun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4" calcext:value-type="float">
            <text:p>4351104</text:p>
          </table:table-cell>
          <table:table-cell office:value-type="string" calcext:value-type="string">
            <text:p>MWC</text:p>
          </table:table-cell>
          <table:table-cell office:value-type="string" calcext:value-type="string">
            <text:p><text:s/>Mobile &amp; Wireless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5" calcext:value-type="float">
            <text:p>435110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<text:s/>Software Practice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7" calcext:value-type="float">
            <text:p>4351107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<text:s/>Electronics and Communication Engineering Project-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1108" calcext:value-type="float">
            <text:p>4351108</text:p>
          </table:table-cell>
          <table:table-cell office:value-type="string" calcext:value-type="string">
            <text:p>OOPS</text:p>
          </table:table-cell>
          <table:table-cell office:value-type="string" calcext:value-type="string">
            <text:p><text:s/>OOPS &amp; 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5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<text:s/>Fundamentals of Electronics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00091</text:p>
          </table:table-cell>
          <table:table-cell office:value-type="string" calcext:value-type="string">
            <text:p>FICT</text:p>
          </table:table-cell>
          <table:table-cell office:value-type="string" calcext:value-type="string">
            <text:p><text:s/>Fundamentals of Information and Communication Technology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/07/24</text:p>
          </table:table-cell>
          <table:table-cell office:value-type="string" calcext:value-type="string">
            <text:p>07/12/24</text:p>
          </table:table-cell>
          <table:table-cell office:value-type="string" calcext:value-type="string">
            <text:p>DI01032011</text:p>
          </table:table-cell>
          <table:table-cell office:value-type="string" calcext:value-type="string">
            <text:p>WDP</text:p>
          </table:table-cell>
          <table:table-cell office:value-type="string" calcext:value-type="string">
            <text:p><text:s/>Web Development Practice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1" calcext:value-type="float">
            <text:p>133320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Communication Engineering</text:p>
          </table:table-cell>
          <table:table-cell office:value-type="string" calcext:value-type="string">
            <text:p>SJC</text:p>
          </table:table-cell>
          <table:table-cell office:value-type="string" calcext:value-type="string">
            <text:p>Mr. S J Chauh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2" calcext:value-type="float">
            <text:p>1333202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<text:s/>Microprocessor &amp; Microcontroller System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3" calcext:value-type="float">
            <text:p>1333203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/>Data Structure and Application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4" calcext:value-type="float">
            <text:p>1333204</text:p>
          </table:table-cell>
          <table:table-cell office:value-type="string" calcext:value-type="string">
            <text:p>DBMS</text:p>
          </table:table-cell>
          <table:table-cell office:value-type="string" calcext:value-type="string">
            <text:p><text:s/>Database Management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1333205" calcext:value-type="float">
            <text:p>1333205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<text:s/>Operating System Administration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NVO</text:p>
          </table:table-cell>
          <table:table-cell office:value-type="string" calcext:value-type="string">
            <text:p>Mr. N V Oza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DHD</text:p>
          </table:table-cell>
          <table:table-cell office:value-type="string" calcext:value-type="string">
            <text:p>Mr. D H Desa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00021" calcext:value-type="float">
            <text:p>4300021</text:p>
          </table:table-cell>
          <table:table-cell office:value-type="string" calcext:value-type="string">
            <text:p>E&amp;S</text:p>
          </table:table-cell>
          <table:table-cell office:value-type="string" calcext:value-type="string">
            <text:p><text:s/>Entrepreneurship and Start-ups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Mr. M R Zal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1" calcext:value-type="float">
            <text:p>4353201</text:p>
          </table:table-cell>
          <table:table-cell office:value-type="string" calcext:value-type="string">
            <text:p>WSN</text:p>
          </table:table-cell>
          <table:table-cell office:value-type="string" calcext:value-type="string">
            <text:p><text:s/>Wireless Sensor Networks and IoT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2" calcext:value-type="float">
            <text:p>435320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s/>Software Engineering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3" calcext:value-type="float">
            <text:p>4353203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<text:s/>Mobile Application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4" calcext:value-type="float">
            <text:p>435320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yber Security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C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/06/24</text:p>
          </table:table-cell>
          <table:table-cell office:value-type="string" calcext:value-type="string">
            <text:p>25/10/24</text:p>
          </table:table-cell>
          <table:table-cell office:value-type="float" office:value="4353206" calcext:value-type="float">
            <text:p>4353206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<text:s/>VLSI Technology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number-columns-repeated="12" office:value-type="float" office:value="5" calcext:value-type="float">
            <text:p>5</text:p>
          </table:table-cell>
        </table:table-row>
      </table:table>
      <table:table table:name="2025-even" table:style-name="ta1">
        <table:table-column table:style-name="co14" table:number-columns-repeated="4" table:default-cell-style-name="Default"/>
        <table:table-column table:style-name="co5" table:default-cell-style-name="Default"/>
        <table:table-column table:style-name="co14" table:number-columns-repeated="1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Responce_Count</text:p>
          </table:table-cell>
          <table:table-cell office:value-type="string" calcext:value-type="string">
            <text:p>Term_Start</text:p>
          </table:table-cell>
          <table:table-cell office:value-type="string" calcext:value-type="string">
            <text:p>Term_End</text:p>
          </table:table-cell>
          <table:table-cell office:value-type="string" calcext:value-type="string">
            <text:p>Subject_Code</text:p>
          </table:table-cell>
          <table:table-cell office:value-type="string" calcext:value-type="string">
            <text:p>Subject_ShortForm</text:p>
          </table:table-cell>
          <table:table-cell office:value-type="string" calcext:value-type="string">
            <text:p>Subject_FullName</text:p>
          </table:table-cell>
          <table:table-cell office:value-type="string" calcext:value-type="string">
            <text:p>Faculty_Initial</text:p>
          </table:table-cell>
          <table:table-cell office:value-type="string" calcext:value-type="string">
            <text:p>Faculty_Nam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2/07/24</text:p>
          </table:table-cell>
          <table:table-cell table:style-name="ce1" office:value-type="string" calcext:value-type="string">
            <text:p>07/12/24</text:p>
          </table:table-cell>
          <table:table-cell office:value-type="string" calcext:value-type="string">
            <text:p>DI0100003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s/>Communication Skills in English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Mr. C M Am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row table:style-name="ro2">
          <table:table-cell office:value-type="string" calcext:value-type="string" table:number-columns-spanned="1" table:number-rows-spanned="4">
            <text:p>D.E. Sem-2 (EC) <text:s text:c="2"/></text:p>
          </table:table-cell>
          <table:table-cell office:value-type="string" calcext:value-type="string">
            <text:p>DI02000051</text:p>
          </table:table-cell>
          <table:table-cell office:value-type="string" calcext:value-type="string">
            <text:p>Environmental Sustainability</text:p>
          </table:table-cell>
          <table:table-cell table:style-name="ce2" office:value-type="string" calcext:value-type="string">
            <text:p>LKP, NJC </text:p>
          </table:table-cell>
        </table:table-row>
        <table:table-row table:style-name="ro2">
          <table:covered-table-cell/>
          <table:table-cell office:value-type="string" calcext:value-type="string">
            <text:p>DI02000141</text:p>
          </table:table-cell>
          <table:table-cell office:value-type="string" calcext:value-type="string">
            <text:p>Integrated Personality Development Cours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I02000081</text:p>
          </table:table-cell>
          <table:table-cell office:value-type="string" calcext:value-type="string">
            <text:p>PCB Designing &amp; Electronics Workshop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IC02011011</text:p>
          </table:table-cell>
          <table:table-cell office:value-type="string" calcext:value-type="string">
            <text:p>Electronics Circuit and Application</text:p>
          </table:table-cell>
          <table:table-cell table:style-name="ce2" office:value-type="string" calcext:value-type="string">
            <text:p>RCP </text:p>
          </table:table-cell>
        </table:table-row>
        <table:table-row table:style-name="ro2">
          <table:table-cell office:value-type="string" calcext:value-type="string" table:number-columns-spanned="1" table:number-rows-spanned="7">
            <text:p>D.E. Sem-4 (EC) <text:s text:c="2"/>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ntegrated Personality Development Course</text:p>
          </table:table-cell>
          <table:table-cell table:style-name="ce2" office:value-type="string" calcext:value-type="string">
            <text:p>MKP </text:p>
          </table:table-cell>
        </table:table-row>
        <table:table-row table:style-name="ro2">
          <table:covered-table-cell/>
          <table:table-cell office:value-type="float" office:value="4341101" calcext:value-type="float">
            <text:p>4341101</text:p>
          </table:table-cell>
          <table:table-cell office:value-type="string" calcext:value-type="string">
            <text:p> Microprocessor &amp; Microcontroller</text:p>
          </table:table-cell>
          <table:table-cell table:style-name="ce2" office:value-type="string" calcext:value-type="string">
            <text:p>MJD </text:p>
          </table:table-cell>
        </table:table-row>
        <table:table-row table:style-name="ro2">
          <table:covered-table-cell/>
          <table:table-cell office:value-type="float" office:value="4341102" calcext:value-type="float">
            <text:p>4341102</text:p>
          </table:table-cell>
          <table:table-cell office:value-type="string" calcext:value-type="string">
            <text:p>Digital Communication</text:p>
          </table:table-cell>
          <table:table-cell table:style-name="ce2" office:value-type="string" calcext:value-type="string">
            <text:p>RNP </text:p>
          </table:table-cell>
        </table:table-row>
        <table:table-row table:style-name="ro2">
          <table:covered-table-cell/>
          <table:table-cell office:value-type="float" office:value="4341103" calcext:value-type="float">
            <text:p>4341103</text:p>
          </table:table-cell>
          <table:table-cell office:value-type="string" calcext:value-type="string">
            <text:p>Consumer Electronics &amp; Maintanance</text:p>
          </table:table-cell>
          <table:table-cell table:style-name="ce2" office:value-type="string" calcext:value-type="string">
            <text:p>SJC </text:p>
          </table:table-cell>
        </table:table-row>
        <table:table-row table:style-name="ro2">
          <table:covered-table-cell/>
          <table:table-cell office:value-type="float" office:value="4341104" calcext:value-type="float">
            <text:p>4341104</text:p>
          </table:table-cell>
          <table:table-cell office:value-type="string" calcext:value-type="string">
            <text:p> Circuit Design Tools</text:p>
          </table:table-cell>
          <table:table-cell/>
        </table:table-row>
        <table:table-row table:style-name="ro2">
          <table:covered-table-cell/>
          <table:table-cell office:value-type="float" office:value="4341105" calcext:value-type="float">
            <text:p>4341105</text:p>
          </table:table-cell>
          <table:table-cell office:value-type="string" calcext:value-type="string">
            <text:p>Linear Integrated Circuit(Analog Electronics)</text:p>
          </table:table-cell>
          <table:table-cell/>
        </table:table-row>
        <table:table-row table:style-name="ro2">
          <table:covered-table-cell/>
          <table:table-cell office:value-type="float" office:value="4341106" calcext:value-type="float">
            <text:p>4341106</text:p>
          </table:table-cell>
          <table:table-cell office:value-type="string" calcext:value-type="string">
            <text:p>Antenna &amp; Wave Propagation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5">
            <text:p>D.E. Sem-6 (EC) </text:p>
          </table:table-cell>
          <table:table-cell office:value-type="float" office:value="4361101" calcext:value-type="float">
            <text:p>4361101</text:p>
          </table:table-cell>
          <table:table-cell office:value-type="string" calcext:value-type="string">
            <text:p>Computer Networks &amp; Data Communication</text:p>
          </table:table-cell>
          <table:table-cell/>
        </table:table-row>
        <table:table-row table:style-name="ro2">
          <table:covered-table-cell/>
          <table:table-cell office:value-type="float" office:value="4361102" calcext:value-type="float">
            <text:p>4361102</text:p>
          </table:table-cell>
          <table:table-cell office:value-type="string" calcext:value-type="string">
            <text:p>VLSI</text:p>
          </table:table-cell>
          <table:table-cell/>
        </table:table-row>
        <table:table-row table:style-name="ro2">
          <table:covered-table-cell/>
          <table:table-cell office:value-type="float" office:value="4361103" calcext:value-type="float">
            <text:p>4361103</text:p>
          </table:table-cell>
          <table:table-cell office:value-type="string" calcext:value-type="string">
            <text:p>Electronics &amp; Communication Engineering Project</text:p>
          </table:table-cell>
          <table:table-cell office:value-type="string" calcext:value-type="string">
            <text:p>II</text:p>
          </table:table-cell>
        </table:table-row>
        <table:table-row table:style-name="ro2">
          <table:covered-table-cell/>
          <table:table-cell office:value-type="float" office:value="4361104" calcext:value-type="float">
            <text:p>4361104</text:p>
          </table:table-cell>
          <table:table-cell office:value-type="string" calcext:value-type="string">
            <text:p>Android App Development</text:p>
          </table:table-cell>
          <table:table-cell/>
        </table:table-row>
        <table:table-row table:style-name="ro2">
          <table:covered-table-cell/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newable Energy &amp; Emerging Trends in Electronics(Elective)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4">
            <text:p>D.E. Sem-2 (ICT) <text:s text:c="2"/></text:p>
          </table:table-cell>
          <table:table-cell office:value-type="string" calcext:value-type="string">
            <text:p>DI02000141</text:p>
          </table:table-cell>
          <table:table-cell office:value-type="string" calcext:value-type="string">
            <text:p>Integrated Personality Development Cours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I02000051</text:p>
          </table:table-cell>
          <table:table-cell office:value-type="string" calcext:value-type="string">
            <text:p>Environmental Sustainability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I02000081</text:p>
          </table:table-cell>
          <table:table-cell office:value-type="string" calcext:value-type="string">
            <text:p>PCB Designing &amp; Electronics Workshop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DI02032011</text:p>
          </table:table-cell>
          <table:table-cell office:value-type="string" calcext:value-type="string">
            <text:p>Python Programming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6">
            <text:p>D.E. Sem-4 (ICT) <text:s text:c="2"/>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ntegrated Personality Development Course</text:p>
          </table:table-cell>
          <table:table-cell/>
        </table:table-row>
        <table:table-row table:style-name="ro2">
          <table:covered-table-cell/>
          <table:table-cell office:value-type="float" office:value="4343201" calcext:value-type="float">
            <text:p>4343201</text:p>
          </table:table-cell>
          <table:table-cell office:value-type="string" calcext:value-type="string">
            <text:p>Digital &amp; Data communication</text:p>
          </table:table-cell>
          <table:table-cell/>
        </table:table-row>
        <table:table-row table:style-name="ro2">
          <table:covered-table-cell/>
          <table:table-cell office:value-type="float" office:value="4343202" calcext:value-type="float">
            <text:p>4343202</text:p>
          </table:table-cell>
          <table:table-cell office:value-type="string" calcext:value-type="string">
            <text:p>Computer Networking</text:p>
          </table:table-cell>
          <table:table-cell/>
        </table:table-row>
        <table:table-row table:style-name="ro2">
          <table:covered-table-cell/>
          <table:table-cell office:value-type="float" office:value="4343203" calcext:value-type="float">
            <text:p>4343203</text:p>
          </table:table-cell>
          <table:table-cell office:value-type="string" calcext:value-type="string">
            <text:p>Java Programming</text:p>
          </table:table-cell>
          <table:table-cell/>
        </table:table-row>
        <table:table-row table:style-name="ro2">
          <table:covered-table-cell/>
          <table:table-cell office:value-type="float" office:value="4340304" calcext:value-type="float">
            <text:p>4340304</text:p>
          </table:table-cell>
          <table:table-cell office:value-type="string" calcext:value-type="string">
            <text:p>Embedded System</text:p>
          </table:table-cell>
          <table:table-cell/>
        </table:table-row>
        <table:table-row table:style-name="ro2">
          <table:covered-table-cell/>
          <table:table-cell office:value-type="float" office:value="4343204" calcext:value-type="float">
            <text:p>4343204</text:p>
          </table:table-cell>
          <table:table-cell office:value-type="string" calcext:value-type="string">
            <text:p>Web Technologies</text:p>
          </table:table-cell>
          <table:table-cell/>
        </table:table-row>
        <table:table-row table:style-name="ro2">
          <table:table-cell office:value-type="string" calcext:value-type="string">
            <text:p>D.E. Sem-6 (ICT) <text:s text:c="2"/></text:p>
          </table:table-cell>
          <table:table-cell office:value-type="float" office:value="4363201" calcext:value-type="float">
            <text:p>4363201</text:p>
          </table:table-cell>
          <table:table-cell office:value-type="string" calcext:value-type="string">
            <text:p>Internship/Industrial Training</text:p>
          </table:table-cell>
          <table:table-cell/>
        </table:table-row>
      </table:table>
      <table:table table:name="Sheet4" table:style-name="ta1"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SubjectCode</text:p>
          </table:table-cell>
          <table:table-cell office:value-type="string" calcext:value-type="string">
            <text:p>SubjectName</text:p>
          </table:table-cell>
          <table:table-cell office:value-type="string" calcext:value-type="string">
            <text:p>Faculties</text:p>
          </table:table-cell>
          <table:table-cell/>
          <table:table-cell office:value-type="string" calcext:value-type="string">
            <text:p>form title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00051</text:p>
          </table:table-cell>
          <table:table-cell office:value-type="string" calcext:value-type="string">
            <text:p>Environmental Sustainability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C2];&quot;: &quot;;[.D2];&quot; By &quot;;[.F2])" office:value-type="string" office:string-value="DI02000051: Environmental Sustainability By Mr. N J Chauhan" calcext:value-type="string">
            <text:p>DI02000051: Environmental Sustainability By Mr. N J Chauhan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00141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formula="of:=COM.MICROSOFT.CONCAT([.C3];&quot;: &quot;;[.D3];&quot; By &quot;;[.F3])" office:value-type="string" office:string-value="DI02000141: Integrated Personality Development Course By Mr. L K Patel" calcext:value-type="string">
            <text:p>DI02000141: Integrated Personality Development Course By Mr. L K Patel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00081</text:p>
          </table:table-cell>
          <table:table-cell office:value-type="string" calcext:value-type="string">
            <text:p>PCB Designing &amp; Electronics Workshop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C4];&quot;: &quot;;[.D4];&quot; By &quot;;[.F4])" office:value-type="string" office:string-value="DI02000081: PCB Designing &amp; Electronics Workshop By Mr. S P Joshiara" calcext:value-type="string">
            <text:p>DI02000081: PCB Designing &amp; Electronics Workshop By Mr. S P Joshiara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C02011011</text:p>
          </table:table-cell>
          <table:table-cell office:value-type="string" calcext:value-type="string">
            <text:p>Electronics Circuit and Application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C5];&quot;: &quot;;[.D5];&quot; By &quot;;[.F5])" office:value-type="string" office:string-value="DIC02011011: Electronics Circuit and Application By Mr. R C Parmar" calcext:value-type="string">
            <text:p>DIC02011011: Electronics Circuit and Application By Mr. R C Parmar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4340003" calcext:value-type="float">
            <text:p>4340003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C6];&quot;: &quot;;[.D6];&quot; By &quot;;[.F6])" office:value-type="string" office:string-value="4340003: Integrated Personality Development Course By Ms. M K Pedhadiya" calcext:value-type="string">
            <text:p>4340003: Integrated Personality Development Course By Ms. M K Pedhadiya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4341101" calcext:value-type="float">
            <text:p>4341101</text:p>
          </table:table-cell>
          <table:table-cell office:value-type="string" calcext:value-type="string">
            <text:p>Microprocessor &amp; Microcontroller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C7];&quot;: &quot;;[.D7];&quot; By &quot;;[.F7])" office:value-type="string" office:string-value="4341101: Microprocessor &amp; Microcontroller By Mr. M J Dabgar" calcext:value-type="string">
            <text:p>4341101: Microprocessor &amp; Microcontroller By Mr. M J Dabgar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4341102" calcext:value-type="float">
            <text:p>4341102</text:p>
          </table:table-cell>
          <table:table-cell office:value-type="string" calcext:value-type="string">
            <text:p>Digital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C8];&quot;: &quot;;[.D8];&quot; By &quot;;[.F8])" office:value-type="string" office:string-value="4341102: Digital Communication By Mr. R N Patel" calcext:value-type="string">
            <text:p>4341102: Digital Communication By Mr. R N Patel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4341104" calcext:value-type="float">
            <text:p>4341104</text:p>
          </table:table-cell>
          <table:table-cell office:value-type="string" calcext:value-type="string">
            <text:p>Circuit Design Tools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C9];&quot;: &quot;;[.D9];&quot; By &quot;;[.F9])" office:value-type="string" office:string-value="4341104: Circuit Design Tools By Mr. N J Chauhan" calcext:value-type="string">
            <text:p>4341104: Circuit Design Tools By Mr. N J Chauhan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4341105" calcext:value-type="float">
            <text:p>4341105</text:p>
          </table:table-cell>
          <table:table-cell office:value-type="string" calcext:value-type="string">
            <text:p>Linear Integrated Circuit(Analog Electronics)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C10];&quot;: &quot;;[.D10];&quot; By &quot;;[.F10])" office:value-type="string" office:string-value="4341105: Linear Integrated Circuit(Analog Electronics) By Mr. R C Parmar" calcext:value-type="string">
            <text:p>4341105: Linear Integrated Circuit(Analog Electronics) By Mr. R C Parmar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4" calcext:value-type="float">
            <text:p>4</text:p>
          </table:table-cell>
          <table:table-cell office:value-type="float" office:value="4341106" calcext:value-type="float">
            <text:p>4341106</text:p>
          </table:table-cell>
          <table:table-cell office:value-type="string" calcext:value-type="string">
            <text:p>Antenna &amp; Wave Propag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C11];&quot;: &quot;;[.D11];&quot; By &quot;;[.F11])" office:value-type="string" office:string-value="4341106: Antenna &amp; Wave Propagation By Mr. R N Patel" calcext:value-type="string">
            <text:p>4341106: Antenna &amp; Wave Propagation By Mr. R N Patel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4361101" calcext:value-type="float">
            <text:p>4361101</text:p>
          </table:table-cell>
          <table:table-cell office:value-type="string" calcext:value-type="string">
            <text:p>Computer Networks &amp; Data Communication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C12];&quot;: &quot;;[.D12];&quot; By &quot;;[.F12])" office:value-type="string" office:string-value="4361101: Computer Networks &amp; Data Communication By Mr. S P Joshiara" calcext:value-type="string">
            <text:p>4361101: Computer Networks &amp; Data Communication By Mr. S P Joshiara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4361102" calcext:value-type="float">
            <text:p>4361102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C13];&quot;: &quot;;[.D13];&quot; By &quot;;[.F13])" office:value-type="string" office:string-value="4361102: VLSI By Ms. M K Pedhadiya" calcext:value-type="string">
            <text:p>4361102: VLSI By Ms. M K Pedhadiya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4361103" calcext:value-type="float">
            <text:p>4361103</text:p>
          </table:table-cell>
          <table:table-cell office:value-type="string" calcext:value-type="string">
            <text:p>Electronics &amp; Communication Engineering Project-II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C14];&quot;: &quot;;[.D14];&quot; By &quot;;[.F14])" office:value-type="string" office:string-value="4361103: Electronics &amp; Communication Engineering Project-II By Mr. N J Chauhan" calcext:value-type="string">
            <text:p>4361103: Electronics &amp; Communication Engineering Project-II By Mr. N J Chauhan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4361104" calcext:value-type="float">
            <text:p>4361104</text:p>
          </table:table-cell>
          <table:table-cell office:value-type="string" calcext:value-type="string">
            <text:p>Android App Development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C15];&quot;: &quot;;[.D15];&quot; By &quot;;[.F15])" office:value-type="string" office:string-value="4361104: Android App Development By Mr. M J Dabgar" calcext:value-type="string">
            <text:p>4361104: Android App Development By Mr. M J Dabgar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6" calcext:value-type="float">
            <text:p>6</text:p>
          </table:table-cell>
          <table:table-cell office:value-type="float" office:value="4361106" calcext:value-type="float">
            <text:p>4361106</text:p>
          </table:table-cell>
          <table:table-cell office:value-type="string" calcext:value-type="string">
            <text:p>Renewable Energy &amp; Emerging Trends in Electronics(Elective)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C16];&quot;: &quot;;[.D16];&quot; By &quot;;[.F16])" office:value-type="string" office:string-value="4361106: Renewable Energy &amp; Emerging Trends in Electronics(Elective) By Mr. N J Chauhan" calcext:value-type="string">
            <text:p>4361106: Renewable Energy &amp; Emerging Trends in Electronics(Elective) By Mr. N J Chauhan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00141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C17];&quot;: &quot;;[.D17];&quot; By &quot;;[.F17])" office:value-type="string" office:string-value="DI02000141: Integrated Personality Development Course By Mr. R N Patel" calcext:value-type="string">
            <text:p>DI02000141: Integrated Personality Development Course By Mr. R N Patel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00141</text:p>
          </table:table-cell>
          <table:table-cell office:value-type="string" calcext:value-type="string">
            <text:p>Integrated Personality Development Course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formula="of:=COM.MICROSOFT.CONCAT([.C18];&quot;: &quot;;[.D18];&quot; By &quot;;[.F18])" office:value-type="string" office:string-value="DI02000141: Integrated Personality Development Course By Mr. L K Patel" calcext:value-type="string">
            <text:p>DI02000141: Integrated Personality Development Course By Mr. L K Patel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00051</text:p>
          </table:table-cell>
          <table:table-cell office:value-type="string" calcext:value-type="string">
            <text:p>Environmental Sustainability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C19];&quot;: &quot;;[.D19];&quot; By &quot;;[.F19])" office:value-type="string" office:string-value="DI02000051: Environmental Sustainability By Mr. N J Chauhan" calcext:value-type="string">
            <text:p>DI02000051: Environmental Sustainability By Mr. N J Chauhan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00081</text:p>
          </table:table-cell>
          <table:table-cell office:value-type="string" calcext:value-type="string">
            <text:p>PCB Designing &amp; Electronics Workshop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Mr. R C Parmar</text:p>
          </table:table-cell>
          <table:table-cell table:formula="of:=COM.MICROSOFT.CONCAT([.C20];&quot;: &quot;;[.D20];&quot; By &quot;;[.F20])" office:value-type="string" office:string-value="DI02000081: PCB Designing &amp; Electronics Workshop By Mr. R C Parmar" calcext:value-type="string">
            <text:p>DI02000081: PCB Designing &amp; Electronics Workshop By Mr. R C Parmar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00081</text:p>
          </table:table-cell>
          <table:table-cell office:value-type="string" calcext:value-type="string">
            <text:p>PCB Designing &amp; Electronics Workshop</text:p>
          </table:table-cell>
          <table:table-cell office:value-type="string" calcext:value-type="string">
            <text:p>NJC</text:p>
          </table:table-cell>
          <table:table-cell office:value-type="string" calcext:value-type="string">
            <text:p>Mr. N J Chauhan</text:p>
          </table:table-cell>
          <table:table-cell table:formula="of:=COM.MICROSOFT.CONCAT([.C21];&quot;: &quot;;[.D21];&quot; By &quot;;[.F21])" office:value-type="string" office:string-value="DI02000081: PCB Designing &amp; Electronics Workshop By Mr. N J Chauhan" calcext:value-type="string">
            <text:p>DI02000081: PCB Designing &amp; Electronics Workshop By Mr. N J Chauhan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02032011</text:p>
          </table:table-cell>
          <table:table-cell office:value-type="string" calcext:value-type="string">
            <text:p>Python Programming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formula="of:=COM.MICROSOFT.CONCAT([.C22];&quot;: &quot;;[.D22];&quot; By &quot;;[.F22])" office:value-type="string" office:string-value="DI02032011: Python Programming By Mr. L K Patel" calcext:value-type="string">
            <text:p>DI02032011: Python Programming By Mr. L K Patel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4343201" calcext:value-type="float">
            <text:p>4343201</text:p>
          </table:table-cell>
          <table:table-cell office:value-type="string" calcext:value-type="string">
            <text:p>Digital &amp; Data communication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Mr. R N Patel</text:p>
          </table:table-cell>
          <table:table-cell table:formula="of:=COM.MICROSOFT.CONCAT([.C23];&quot;: &quot;;[.D23];&quot; By &quot;;[.F23])" office:value-type="string" office:string-value="4343201: Digital &amp; Data communication By Mr. R N Patel" calcext:value-type="string">
            <text:p>4343201: Digital &amp; Data communication By Mr. R N Patel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4343202" calcext:value-type="float">
            <text:p>4343202</text:p>
          </table:table-cell>
          <table:table-cell office:value-type="string" calcext:value-type="string">
            <text:p>Computer Networking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Mr. S P Joshiara</text:p>
          </table:table-cell>
          <table:table-cell table:formula="of:=COM.MICROSOFT.CONCAT([.C24];&quot;: &quot;;[.D24];&quot; By &quot;;[.F24])" office:value-type="string" office:string-value="4343202: Computer Networking By Mr. S P Joshiara" calcext:value-type="string">
            <text:p>4343202: Computer Networking By Mr. S P Joshiara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4343203" calcext:value-type="float">
            <text:p>4343203</text:p>
          </table:table-cell>
          <table:table-cell office:value-type="string" calcext:value-type="string">
            <text:p>Java Programming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Mr. M J Dabgar</text:p>
          </table:table-cell>
          <table:table-cell table:formula="of:=COM.MICROSOFT.CONCAT([.C25];&quot;: &quot;;[.D25];&quot; By &quot;;[.F25])" office:value-type="string" office:string-value="4343203: Java Programming By Mr. M J Dabgar" calcext:value-type="string">
            <text:p>4343203: Java Programming By Mr. M J Dabgar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4340304" calcext:value-type="float">
            <text:p>4340304</text:p>
          </table:table-cell>
          <table:table-cell office:value-type="string" calcext:value-type="string">
            <text:p>Embedded System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C26];&quot;: &quot;;[.D26];&quot; By &quot;;[.F26])" office:value-type="string" office:string-value="4340304: Embedded System By Ms. M K Pedhadiya" calcext:value-type="string">
            <text:p>4340304: Embedded System By Ms. M K Pedhadiya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MKP</text:p>
          </table:table-cell>
          <table:table-cell office:value-type="string" calcext:value-type="string">
            <text:p>Ms. M K Pedhadiya</text:p>
          </table:table-cell>
          <table:table-cell table:formula="of:=COM.MICROSOFT.CONCAT([.C27];&quot;: &quot;;[.D27];&quot; By &quot;;[.F27])" office:value-type="string" office:string-value="4343204: Web Technologies By Ms. M K Pedhadiya" calcext:value-type="string">
            <text:p>4343204: Web Technologies By Ms. M K Pedhadiya</text:p>
          </table:table-cell>
        </table:table-row>
        <table:table-row table:style-name="ro2">
          <table:table-cell office:value-type="string" calcext:value-type="string">
            <text:p>ICT</text:p>
          </table:table-cell>
          <table:table-cell office:value-type="float" office:value="4" calcext:value-type="float">
            <text:p>4</text:p>
          </table:table-cell>
          <table:table-cell office:value-type="float" office:value="4343204" calcext:value-type="float">
            <text:p>4343204</text:p>
          </table:table-cell>
          <table:table-cell office:value-type="string" calcext:value-type="string">
            <text:p>Web Technologies</text:p>
          </table:table-cell>
          <table:table-cell office:value-type="string" calcext:value-type="string">
            <text:p>LKP</text:p>
          </table:table-cell>
          <table:table-cell office:value-type="string" calcext:value-type="string">
            <text:p>Mr. L K Patel</text:p>
          </table:table-cell>
          <table:table-cell table:formula="of:=COM.MICROSOFT.CONCAT([.C28];&quot;: &quot;;[.D28];&quot; By &quot;;[.F28])" office:value-type="string" office:string-value="4343204: Web Technologies By Mr. L K Patel" calcext:value-type="string">
            <text:p>4343204: Web Technologies By Mr. L K Pat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text>₹ </number:text>
      <number:number number:decimal-places="0" number:min-decimal-places="0" number:min-integer-digits="1" number:grouping="true"/>
    </number:number-style>
    <number:number-style style:name="N119">
      <number:text>₹ 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₹ </number:text>
      <number:number number:decimal-places="0" number:min-decimal-places="0" number:min-integer-digits="1" number:grouping="true"/>
    </number:number-style>
    <number:number-style style:name="N120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₹ </number:text>
      <number:number number:decimal-places="2" number:min-decimal-places="2" number:min-integer-digits="1" number:grouping="true"/>
    </number:number-style>
    <number:number-style style:name="N121">
      <number:text>₹ 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₹ 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 loext:blank-width-char=" 1">-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₹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8P1" style:volatile="true">
      <number:text loext:blank-width-char=" "> ₹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8P2" style:volatile="true">
      <number:text loext:blank-width-char=" "> ₹ </number:text>
      <number:fill-character> </number:fill-character>
      <number:text loext:blank-width-char=" 1">-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9">
      <number:text loext:blank-width-char=" "> </number:text>
      <number:text-content/>
      <number:text loext:blank-width-char=" 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 "> ₹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0P1" style:volatile="true">
      <number:text loext:blank-width-char=" "> ₹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0P2" style:volatile="true">
      <number:text loext:blank-width-char=" "> ₹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0">
      <number:text loext:blank-width-char=" "> </number:text>
      <number:text-content/>
      <number:text loext:blank-width-char=" 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 style:vertical-align="middle"/>
      <style:text-properties style:use-window-font-color="true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0.6cm" fo:margin-right="0.9cm" style:first-page-number="continue" style:scale-to="42%" style:writing-mode="lr-tb"/>
      <style:header-style>
        <style:header-footer-properties fo:min-height="0.75cm" fo:margin-left="1.3cm" fo:margin-right="1cm" fo:margin-bottom="0cm"/>
      </style:header-style>
      <style:footer-style>
        <style:header-footer-properties fo:min-height="0.75cm" fo:margin-left="1.3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4:25:56.7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C-ICT" style:display-name="PageStyle_EC-I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C-ICT_20_1" style:display-name="PageStyle_EC-IC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4-07T15:40:38.062000000</dc:date>
    <meta:editing-duration>PT40M46S</meta:editing-duration>
    <meta:editing-cycles>3</meta:editing-cycles>
    <meta:document-statistic meta:table-count="4" meta:cell-count="9694" meta:object-count="0"/>
  </office:meta>
</office:document-meta>
</file>